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top" draw:auto-grow-height="false" fo:min-height="11.407cm" fo:min-width="21.113cm"/>
      <style:paragraph-properties style:writing-mode="lr-tb"/>
    </style:style>
    <style:style style:name="gr2" style:family="graphic" style:parent-style-name="objectwithoutfill">
      <style:graphic-properties svg:stroke-color="#000000" draw:marker-end="Arrow" draw:fill="solid" draw:textarea-vertical-align="middle"/>
      <style:paragraph-properties style:writing-mode="lr-tb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0.639cm" fo:min-width="1.024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539cm" fo:min-width="1.439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-color="#ffffd7" draw:textarea-horizontal-align="justify" draw:textarea-vertical-align="middle" draw:auto-grow-height="false" fo:min-height="0.858cm" fo:min-width="1.408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856cm" fo:min-width="1.438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147cm" fo:min-width="2.802cm"/>
      <style:paragraph-properties style:writing-mode="lr-tb"/>
    </style:style>
    <style:style style:name="gr10" style:family="graphic" style:parent-style-name="standard">
      <style:graphic-properties svg:stroke-color="#000000" draw:fill-color="#ffffd7" draw:textarea-horizontal-align="justify" draw:textarea-vertical-align="middle" draw:auto-grow-height="false" fo:min-height="1.147cm" fo:min-width="1.659cm"/>
      <style:paragraph-properties style:writing-mode="lr-tb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1.021cm" fo:min-width="3.056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end="" draw:fill="solid" draw:textarea-vertical-align="middle"/>
      <style:paragraph-properties style:writing-mode="lr-tb"/>
    </style:style>
    <style:style style:name="gr13" style:family="graphic" style:parent-style-name="standard">
      <style:graphic-properties svg:stroke-color="#000000" draw:fill-color="#ffffd7" draw:textarea-horizontal-align="justify" draw:textarea-vertical-align="middle" draw:auto-grow-height="false" fo:min-height="1.147cm" fo:min-width="2.421cm"/>
      <style:paragraph-properties style:writing-mode="lr-tb"/>
    </style:style>
    <style:style style:name="gr14" style:family="graphic" style:parent-style-name="standard">
      <style:graphic-properties svg:stroke-color="#000000" draw:fill-color="#ffffd7" draw:textarea-horizontal-align="justify" draw:textarea-vertical-align="middle" draw:auto-grow-height="false" fo:min-height="0.766cm" fo:min-width="1.811cm"/>
      <style:paragraph-properties style:writing-mode="lr-tb"/>
    </style:style>
    <style:style style:name="gr15" style:family="graphic" style:parent-style-name="standard">
      <style:graphic-properties svg:stroke-color="#000000" draw:fill-color="#ffffd7" draw:textarea-horizontal-align="justify" draw:textarea-vertical-align="middle" draw:auto-grow-height="false" fo:min-height="1.02cm" fo:min-width="2.27cm"/>
      <style:paragraph-properties style:writing-mode="lr-tb"/>
    </style:style>
    <style:style style:name="P1" style:family="paragraph">
      <style:paragraph-properties fo:text-align="end" style:writing-mode="lr-tb"/>
      <style:text-properties fo:font-size="19.7999992370605pt"/>
    </style:style>
    <style:style style:name="P2" style:family="paragraph">
      <loext:graphic-properties draw:fill-color="#729fcf"/>
      <style:paragraph-properties fo:text-align="end" style:writing-mode="lr-tb"/>
      <style:text-properties fo:font-size="19.7999992370605pt"/>
    </style:style>
    <style:style style:name="P3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color="#000000" fo:font-size="14pt" style:font-size-asian="14pt" style:font-size-complex="14pt"/>
    </style:style>
    <style:style style:name="P5" style:family="paragraph">
      <loext:graphic-properties draw:fill-color="#ffffd7"/>
      <style:paragraph-properties fo:text-align="center" style:writing-mode="lr-tb"/>
      <style:text-properties fo:color="#000000"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5.3999996185303pt" style:font-size-asian="14pt" style:font-size-complex="14pt"/>
    </style:style>
    <style:style style:name="P7" style:family="paragraph">
      <loext:graphic-properties draw:fill-color="#b2b2b2"/>
      <style:paragraph-properties fo:text-align="center" style:writing-mode="lr-tb"/>
      <style:text-properties fo:font-size="15.3999996185303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</style:style>
    <style:style style:name="P10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solid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9.7999992370605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613cm" svg:height="11.657cm" svg:x="0.516cm" svg:y="3.24cm">
          <text:p text:style-name="P1"><text:span text:style-name="T1">Supervis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892cm" svg:y1="5.334cm" svg:x2="2.589cm" svg:y2="2.032cm" draw:start-shape="id1" draw:start-glue-point="0" draw:end-shape="id2" draw:end-glue-point="2" svg:d="M1892 5334l697-3302" svg:viewBox="0 0 698 3303">
          <text:p text:style-name="P14"><text:span text:style-name="T3"/></text:p>
        </draw:connector>
        <draw:custom-shape draw:style-name="gr3" draw:text-style-name="P5" xml:id="id3" draw:id="id3" draw:layer="layout" svg:width="1.524cm" svg:height="0.889cm" svg:x="3.81cm" svg:y="12.7cm">
          <text:p text:style-name="P4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938cm" svg:height="1.261cm" svg:x="3.605cm" svg:y="15.621cm">
          <text:p text:style-name="P6"><text:span text:style-name="T3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8" draw:layer="layout" draw:type="line" svg:x1="4.572cm" svg:y1="13.589cm" svg:x2="4.574cm" svg:y2="15.621cm" draw:start-shape="id3" draw:start-glue-point="2" draw:end-shape="id4" draw:end-glue-point="5" svg:d="M4572 13589l2 2032" svg:viewBox="0 0 3 2033">
          <text:p/>
        </draw:connector>
        <draw:custom-shape draw:style-name="gr6" draw:text-style-name="P5" xml:id="id5" draw:id="id5" draw:layer="layout" svg:width="1.908cm" svg:height="1.108cm" svg:x="1.143cm" svg:y="12.573cm">
          <text:p text:style-name="P4"><text:span text:style-name="T2">config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3.051cm" svg:y1="13.127cm" svg:x2="3.81cm" svg:y2="13.144cm" draw:start-shape="id5" draw:start-glue-point="1" draw:end-shape="id3" draw:end-glue-point="3" svg:d="M3051 13127l759 17" svg:viewBox="0 0 760 18">
          <text:p/>
        </draw:connector>
        <draw:custom-shape draw:style-name="gr7" draw:text-style-name="P7" xml:id="id6" draw:id="id6" draw:layer="layout" svg:width="1.937cm" svg:height="1.769cm" svg:x="1.111cm" svg:y="15.621cm">
          <text:p text:style-name="P6"><text:span text:style-name="T3">File</text:span></text:p>
          <text:p text:style-name="P6"><text:span text:style-name="T3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1" draw:layer="layout" draw:type="line" svg:x1="2.097cm" svg:y1="13.681cm" svg:x2="2.08cm" svg:y2="15.621cm" draw:start-shape="id5" draw:start-glue-point="2" draw:end-shape="id6" draw:end-glue-point="5" svg:d="M2097 13681l-17 1940" svg:viewBox="0 0 18 1941">
          <text:p text:style-name="P10"><text:span text:style-name="T4">config.json</text:span></text:p>
        </draw:connector>
        <draw:custom-shape draw:style-name="gr9" draw:text-style-name="P13" xml:id="id2" draw:id="id2" draw:layer="layout" svg:width="3.302cm" svg:height="1.397cm" svg:x="0.938cm" svg:y="0.635cm">
          <text:p text:style-name="P12"><text:span text:style-name="T5">balena </text:span></text:p>
          <text:p text:style-name="P12"><text:span text:style-name="T3">PineJS serv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552cm" svg:y1="3.81cm" svg:x2="2.589cm" svg:y2="2.032cm" draw:start-shape="id7" draw:start-glue-point="0" draw:end-shape="id2" draw:end-glue-point="2" svg:d="M2552 3810l37-1778" svg:viewBox="0 0 38 1779">
          <text:p text:style-name="P14"><text:span text:style-name="T3">HTTP</text:span></text:p>
        </draw:connector>
        <draw:custom-shape draw:style-name="gr10" draw:text-style-name="P5" xml:id="id8" draw:id="id8" draw:layer="layout" svg:width="2.159cm" svg:height="1.397cm" svg:x="1.016cm" svg:y="10.16cm">
          <text:p text:style-name="P4"><text:span text:style-name="T2">de</text:span><text:span text:style-name="T2">vic</text:span><text:span text:style-name="T2">e-</text:span></text:p>
          <text:p text:style-name="P4"><text:span text:style-name="T2">co</text:span><text:span text:style-name="T2">nfi</text:span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2.095cm" svg:y1="11.557cm" svg:x2="2.097cm" svg:y2="12.573cm" draw:start-shape="id8" draw:start-glue-point="2" draw:end-shape="id5" draw:end-glue-point="0" svg:d="M2095 11557l2 1016" svg:viewBox="0 0 3 1017">
          <text:p/>
        </draw:connector>
        <draw:custom-shape draw:style-name="gr10" draw:text-style-name="P5" xml:id="id9" draw:id="id9" draw:layer="layout" svg:width="2.159cm" svg:height="1.397cm" svg:x="3.816cm" svg:y="9.46cm">
          <text:p text:style-name="P4"><text:span text:style-name="T2">device-</text:span></text:p>
          <text:p text:style-name="P4"><text:span text:style-name="T2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3.175cm" svg:y1="10.858cm" svg:x2="3.816cm" svg:y2="10.158cm" draw:start-shape="id8" draw:start-glue-point="1" draw:end-shape="id9" draw:end-glue-point="3" svg:d="M3175 10858l641-700" svg:viewBox="0 0 642 701">
          <text:p/>
        </draw:connector>
        <draw:custom-shape draw:style-name="gr11" draw:text-style-name="P5" xml:id="id10" draw:id="id10" draw:layer="layout" svg:width="3.556cm" svg:height="1.271cm" svg:x="4.572cm" svg:y="3.809cm">
          <text:p text:style-name="P4"><text:span text:style-name="T2">supervisor-api</text:span></text:p>
          <text:p text:style-name="P4"><text:span text:style-name="T6">&lt;&lt;server&gt;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3.302cm" svg:height="1.397cm" svg:x="4.738cm" svg:y="0.634cm">
          <text:p text:style-name="P12"><text:span text:style-name="T5">client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6.35cm" svg:y1="3.809cm" svg:x2="6.389cm" svg:y2="2.031cm" draw:start-shape="id10" draw:start-glue-point="0" draw:end-shape="id11" draw:end-glue-point="2" svg:d="M6350 3809l39-1778" svg:viewBox="0 0 40 1779">
          <text:p text:style-name="P14"><text:span text:style-name="T3">HTTP</text:span></text:p>
        </draw:connector>
        <draw:custom-shape draw:style-name="gr13" draw:text-style-name="P5" xml:id="id12" draw:id="id12" draw:layer="layout" svg:width="2.921cm" svg:height="1.397cm" svg:x="8.382cm" svg:y="7.874cm">
          <text:p text:style-name="P4"><text:span text:style-name="T2">application-</text:span></text:p>
          <text:p text:style-name="P4"><text:span text:style-name="T2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6.35cm" svg:y1="5.08cm" svg:x2="9.842cm" svg:y2="7.874cm" draw:start-shape="id10" draw:start-glue-point="2" draw:end-shape="id12" draw:end-glue-point="0" svg:d="M6350 5080l3492 2794" svg:viewBox="0 0 3493 2795">
          <text:p/>
        </draw:connector>
        <draw:connector draw:style-name="gr5" draw:text-style-name="P8" draw:layer="layout" draw:type="line" svg:x1="6.35cm" svg:y1="5.08cm" svg:x2="4.895cm" svg:y2="9.46cm" draw:start-shape="id10" draw:start-glue-point="2" draw:end-shape="id9" draw:end-glue-point="0" svg:d="M6350 5080l-1455 4380" svg:viewBox="0 0 1456 4381">
          <text:p/>
        </draw:connector>
        <draw:custom-shape draw:style-name="gr14" draw:text-style-name="P5" xml:id="id1" draw:id="id1" draw:layer="layout" svg:width="2.311cm" svg:height="1.016cm" svg:x="0.737cm" svg:y="5.334cm">
          <text:p text:style-name="P4"><text:span text:style-name="T2">log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7" draw:id="id7" draw:layer="layout" svg:width="2.77cm" svg:height="1.27cm" svg:x="1.167cm" svg:y="3.81cm">
          <text:p text:style-name="P4"><text:span text:style-name="T2">api-binder</text:span></text:p>
          <text:p text:style-name="P4"><text:span text:style-name="T6">&lt;&lt;client&gt;&gt;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3" draw:id="id13" draw:layer="layout" svg:width="2.311cm" svg:height="1.016cm" svg:x="0.737cm" svg:y="6.634cm">
          <text:p text:style-name="P4"><text:span text:style-name="T2">logging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.892cm" svg:y1="6.634cm" svg:x2="1.892cm" svg:y2="6.35cm" draw:start-shape="id13" draw:start-glue-point="0" draw:end-shape="id1" draw:end-glue-point="2" svg:d="M1892 6634v-284" svg:viewBox="0 0 1 28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0:20:49.777100841</meta:creation-date>
    <dc:date>2022-10-11T19:17:56.722119187</dc:date>
    <meta:editing-duration>PT10H54M38S</meta:editing-duration>
    <meta:editing-cycles>20</meta:editing-cycles>
    <meta:generator>LibreOffice/6.4.7.2$Linux_X86_64 LibreOffice_project/40$Build-2</meta:generator>
    <meta:document-statistic meta:object-count="25"/>
  </office:meta>
</office:document-meta>
</file>